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B14000003E7C80CF0160531B71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1" style:family="table">
      <style:table-properties style:width="6.8097in" fo:margin-left="0in" table:align="left"/>
    </style:style>
    <style:style style:name="Table11.A" style:family="table-column">
      <style:table-column-properties style:column-width="2.5653in"/>
    </style:style>
    <style:style style:name="Table11.B" style:family="table-column">
      <style:table-column-properties style:column-width="4.24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" style:family="table">
      <style:table-properties style:width="4.1681in" table:align="margins"/>
    </style:style>
    <style:style style:name="Table1.A" style:family="table-column">
      <style:table-column-properties style:column-width="4.1681in" style:rel-column-width="65535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4.1236in" fo:margin-left="-0.009in" table:align="left"/>
    </style:style>
    <style:style style:name="Table3.A" style:family="table-column">
      <style:table-column-properties style:column-width="4.1236in"/>
    </style:style>
    <style:style style:name="Table3.A1" style:family="table-cell">
      <style:table-cell-properties fo:padding-left="0.2in" fo:padding-right="0.2in" fo:padding-top="0.0403in" fo:padding-bottom="0.0403in" fo:border="none"/>
    </style:style>
    <style:style style:name="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2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3" style:family="paragraph" style:parent-style-name="Estàndard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5a0209" style:font-size-asian="10pt" style:font-size-complex="10pt"/>
    </style:style>
    <style:style style:name="P4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5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6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09aaba" style:font-size-asian="5.25pt" style:font-size-complex="6pt"/>
    </style:style>
    <style:style style:name="P7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8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9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0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1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2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13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339a7f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style:font-name="Arial1" fo:font-size="10pt" officeooo:rsid="0049766c" officeooo:paragraph-rsid="0049766c" style:font-name-asian="Times New Roman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2pt" officeooo:paragraph-rsid="0062fc6d" style:font-name-asian="Times New Roman" style:font-size-asian="2pt" style:font-name-complex="Arial" style:font-size-complex="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6pt" officeooo:paragraph-rsid="005065e6" style:font-name-asian="Times New Roman" style:font-size-asian="5.25pt" style:font-name-complex="Arial" style:font-size-complex="6pt"/>
    </style:style>
    <style:style style:name="P18" style:family="paragraph" style:parent-style-name="Table_20_Contents">
      <style:paragraph-properties fo:text-align="justify" style:justify-single-word="false">
        <style:tab-stops>
          <style:tab-stop style:position="0.8075in"/>
          <style:tab-stop style:position="1.1201in"/>
        </style:tab-stops>
      </style:paragraph-properties>
      <style:text-properties style:font-name="Arial1" fo:font-size="10pt" fo:language="ca" fo:country="ES" fo:font-style="italic" officeooo:rsid="000fa3d3" officeooo:paragraph-rsid="004ab2db" style:font-name-asian="Times New Roman" style:font-size-asian="10pt" style:font-style-asian="italic" style:font-name-complex="Arial" style:font-size-complex="10pt" style:font-style-complex="italic"/>
    </style:style>
    <style:style style:name="P19" style:family="paragraph" style:parent-style-name="Table_20_Contents">
      <style:paragraph-properties fo:text-align="justify" style:justify-single-word="false"/>
      <style:text-properties style:font-name="Arial1" fo:font-size="10pt" officeooo:rsid="00678b97" officeooo:paragraph-rsid="00678b97" style:font-name-asian="Times New Roman" style:font-size-asian="10pt" style:font-name-complex="Arial" style:font-size-complex="10pt"/>
    </style:style>
    <style:style style:name="P20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2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language="ca" fo:country="ES" fo:font-weight="bold" style:font-weight-asian="bold" style:font-name-complex="Arial"/>
    </style:style>
    <style:style style:name="T7" style:family="text">
      <style:text-properties fo:language="ca" fo:country="ES" style:font-name-complex="Arial"/>
    </style:style>
    <style:style style:name="T8" style:family="text">
      <style:text-properties style:font-name="Arial" fo:language="ca" fo:country="ES" fo:font-weight="bold" style:font-weight-asian="bold" style:font-weight-complex="bold"/>
    </style:style>
    <style:style style:name="T9" style:family="text">
      <style:text-properties officeooo:rsid="002d9af5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0.4354in, 0.5457in, 0.2929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94645924536848" text:id="ct94645924536848">
          <text:insertion>
            <office:change-info>
              <dc:creator>Unknown Author</dc:creator>
              <dc:date>2018-05-26T11:56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20"><text:span text:style-name="T8"><office:annotation><dc:creator>dani </dc:creator><dc:date>2016-01-22T16:36:50</dc:date><text:p text:style-name="P21"><text:span text:style-name="T10">do section for s in report</text:span></text:p></office:annotation></text:span><text:span text:style-name="T8"><text:s/></text:span></text:p>
        <text:p text:style-name="P11"><draw:frame draw:style-name="fr1" draw:name="Imatge1" text:anchor-type="paragraph" svg:x="0.0217in" svg:y="0.1528in" svg:width="2.6217in" svg:height="0.7402in" draw:z-index="0"><draw:image xlink:href="Pictures/1000000000000B14000003E7C80CF0160531B71C.jpg" xlink:type="simple" xlink:show="embed" xlink:actuate="onLoad" loext:mime-type="image/jpeg"/></draw:frame></text:p>
        <text:p text:style-name="P9"><text:span text:style-name="T7">Figueres, </text:span><text:span text:style-name="T6"><text:date style:data-style-name="N121" text:date-value="2018-05-26T11:56:34.489209400">26 / maig / 2018</text:date></text:span></text:p>
        <text:p text:style-name="P10"/>
        <text:p text:style-name="P10"/>
        <text:p text:style-name="P10"/>
        <text:p text:style-name="P4"/>
        <text:p text:style-name="P4">Benvolguts/<text:span text:style-name="T9">des</text:span>,</text:p>
        <text:p text:style-name="P2"/>
        <text:p text:style-name="P5">Us comuniquem ...</text:p>
        <text:p text:style-name="P6"/>
        <text:p text:style-name="P3"/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8"/>
            </table:table-cell>
            <table:table-cell table:style-name="Table11.B1" office:value-type="string">
              <table:table table:name="Table1" table:style-name="Table1">
                <table:table-column table:style-name="Table1.A"/>
                <table:table-row>
                  <table:table-cell table:style-name="Table1.A1" office:value-type="string">
                    <text:p text:style-name="P16"><text:s text:c="2"/></text:p>
                    <table:table table:name="Table3" table:style-name="Table3">
                      <table:table-column table:style-name="Table3.A"/>
                      <table:table-row>
                        <table:table-cell table:style-name="Table3.A1" office:value-type="string">
                          <text:p text:style-name="P15"><office:annotation><dc:creator>Unknown Author</dc:creator><dc:date>2017-11-26T15:09:02</dc:date><text:p text:style-name="P21"><text:span text:style-name="T11">do text </text:span></text:p><text:p text:style-name="P21"><text:span text:style-name="T11">from document( at=s.barres)</text:span></text:p></office:annotation><text:s/></text:p>
                        </table:table-cell>
                      </table:table-row>
                    </table:table>
                    <text:p text:style-name="P17"/>
                    <text:p text:style-name="P19"><text:change-start text:change-id="ct94645924536848"/>s.clau<text:change-end text:change-id="ct94645924536848"/></text:p>
                  </table:table-cell>
                </table:table-row>
              </table:table>
              <text:p text:style-name="P14"><text:s/></text:p>
            </table:table-cell>
          </table:table-row>
        </table:table>
        <text:p text:style-name="P13"/>
        <text:p text:style-name="P12"/>
      </text:section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8-05-26T11:56:34.365338632</dc:date>
    <meta:editing-duration>PT4H31M1S</meta:editing-duration>
    <meta:editing-cycles>88</meta:editing-cycles>
    <meta:generator>LibreOffice/6.0.3.2$Linux_X86_64 LibreOffice_project/00$Build-2</meta:generator>
    <meta:document-statistic meta:table-count="3" meta:image-count="1" meta:object-count="0" meta:page-count="1" meta:paragraph-count="9" meta:word-count="25" meta:character-count="186" meta:non-whitespace-character-count="146"/>
  </office:meta>
</office:document-meta>
</file>